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RE guidelin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LORE provides guidelines (towards humans) for creating/transforming relations that are used in Linked Data</text:p>
            <text:p>Rationale: </text:p>
            <text:list text:style-name="L3">
              <text:list-item>
                <text:p><text:s text:c="2"/>Create more recall on queries</text:p>
              </text:list-item>
              <text:list-item>
                <text:p><text:s text:c="2"/>LORE can apply computational rules to transform such relations to a more formal and standardized set of rel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RE guidelines</text:p>
          </draw:text-box>
        </draw:frame>
        <draw:frame presentation:style-name="pr2" draw:layer="layout" svg:width="25.199cm" svg:height="14.395cm" svg:x="1.4cm" svg:y="4.914cm" presentation:class="outline" presentation:user-transformed="true">
          <draw:text-box>
            <text:p>Linked Data publishers can be taught some basic distinctions between:</text:p>
            <text:list text:style-name="L2">
              <text:list-item>
                <text:p>URIs and literals</text:p>
              </text:list-item>
              <text:list-item>
                <text:p>Action relations and ontological relations</text:p>
              </text:list-item>
              <text:list-item>
                <text:p>Individuals and classes</text:p>
              </text:list-item>
              <text:list-item>
                <text:p>…</text:p>
              </text:list-item>
            </text:list>
            <text:p>The guidelines are ordered so that the most basic understanding is assumed for the first guidelin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Restrict the number of rela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p>Both for achieving a high recall on queries, as for knowledge management reasons, a low number of relations is desired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) Reuse standardized relations</text:p>
          </draw:text-box>
        </draw:frame>
        <draw:frame presentation:style-name="pr2" draw:layer="layout" svg:width="25.199cm" svg:height="15.395cm" svg:x="1.401cm" svg:y="4.915cm" presentation:class="outline" presentation:user-transformed="true">
          <draw:text-box>
            <text:list text:style-name="L2">
              <text:list-header>
                <text:p>Examples:</text:p>
              </text:list-header>
              <text:list-item>
                <text:p>LORE relations</text:p>
              </text:list-item>
              <text:list-item>
                <text:p>RDF, RDFS and OWL</text:p>
              </text:list-item>
              <text:list-item>
                <text:p>Dublin Core</text:p>
              </text:list-item>
              <text:list-item>
                <text:p>Foaf</text:p>
              </text:list-item>
              <text:list-item>
                <text:p>OBO</text:p>
              </text:list-item>
              <text:list-item>
                <text:p>SKOS</text:p>
              </text:list-item>
              <text:list-item>
                <text:p>Good relation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) Use mnemonic URIs for relation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Examples:</text:p>
              </text:list-header>
              <text:list-item>
                <text:p>partOf</text:p>
              </text:list-item>
              <text:list-item>
                <text:p>contains</text:p>
              </text:list-item>
              <text:list-item>
                <text:p>has-function</text:p>
              </text:list-item>
            </text:list>
            <text:p>Do not use numbers. Using only labels for human communication may require extra <text:span text:style-name="T1">computational power</text:span> and <text:span text:style-name="T1">programming efforts</text:span><text:span text:style-name="T2">. URIs should be more stable than labels and definitio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 Use a verb in labels</text:p>
          </draw:text-box>
        </draw:frame>
        <draw:frame presentation:style-name="pr2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Examples:</text:p>
              </text:list-header>
              <text:list-item>
                <text:p><text:span text:style-name="T1">Is</text:span> part of</text:p>
              </text:list-item>
              <text:list-item>
                <text:p>Contain<text:span text:style-name="T1">s</text:span></text:p>
              </text:list-item>
              <text:list-item>
                <text:p><text:span text:style-name="T1">Has</text:span> function</text:p>
              </text:list-item>
            </text:list>
            <text:p>The use of a verb provides an interpretation of the relation. An example of where it went wrong: 'Rolegroup' in SNOMED CT, where is meant: 'includes' or 'has part' or 'assumes the existence of'. Conjugation should be in <text:span text:style-name="T1">third person singular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) Use <text:span text:style-name="T3">has-</text:span>relations for attribut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The attributes in attribute-value schemes can be transformed to relations. E.g.:</text:p>
            <text:list text:style-name="L2">
              <text:list-item>
                <text:p>Attribute: temperature → has temperature</text:p>
              </text:list-item>
              <text:list-item>
                <text:p>Attribute: length → has length</text:p>
              </text:list-item>
              <text:list-item>
                <text:p>Attribute: author → has auth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6) Add range classes</text:p>
          </draw:text-box>
        </draw:frame>
        <draw:frame presentation:style-name="pr2" draw:layer="layout" svg:width="25.669cm" svg:height="13.859cm" svg:x="1.4cm" svg:y="4.914cm" presentation:class="outline" presentation:user-transformed="true">
          <draw:text-box>
            <text:p>When the name of a relation consists of “has+word”, e.g. “has function”, “has author”, then find the intended class (function, author) and add it as the range</text:p>
            <text:list text:style-name="L2">
              <text:list-item>
                <text:p>URI:has-function rdfs:range URI:function</text:p>
              </text:list-item>
              <text:list-item>
                <text:p>URI:hasAuthor rdfs:range URI:author</text:p>
              </text:list-item>
              <text:list-item>
                <text:p>URI:hasTemperature rdfs:range URI:temper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7) Distinguish relations to literals</text:p>
          </draw:text-box>
        </draw:frame>
        <draw:line draw:style-name="gr2" draw:text-style-name="P1" draw:layer="layout" svg:x1="13.197cm" svg:y1="5.991cm" svg:x2="13.197cm" svg:y2="12.606cm">
          <text:p/>
        </draw:line>
        <draw:frame draw:style-name="gr3" draw:text-style-name="P2" draw:layer="layout" svg:width="8.48cm" svg:height="1.517cm" svg:x="3.044cm" svg:y="5.918cm">
          <draw:text-box>
            <text:p><text:span text:style-name="T4">To literal</text:span></text:p>
          </draw:text-box>
        </draw:frame>
        <draw:frame draw:style-name="gr3" draw:text-style-name="P2" draw:layer="layout" svg:width="8.48cm" svg:height="1.517cm" svg:x="16.646cm" svg:y="5.987cm">
          <draw:text-box>
            <text:p><text:span text:style-name="T4">To URI</text:span></text:p>
          </draw:text-box>
        </draw:frame>
        <draw:frame draw:style-name="gr3" draw:text-style-name="P2" draw:layer="layout" svg:width="10.932cm" svg:height="5.315cm" svg:x="2.026cm" svg:y="8.021cm">
          <draw:text-box>
            <text:list text:style-name="L1">
              <text:list-item>
                <text:p><text:span text:style-name="T4"><text:s/></text:span><text:span text:style-name="T4">has temperature</text:span></text:p>
              </text:list-item>
              <text:list-item>
                <text:p><text:span text:style-name="T4"><text:s/></text:span><text:span text:style-name="T4">has length</text:span></text:p>
              </text:list-item>
              <text:list-item>
                <text:p><text:span text:style-name="T4"><text:s/></text:span><text:span text:style-name="T4">has price</text:span></text:p>
              </text:list-item>
              <text:list-item>
                <text:p><text:span text:style-name="T4"><text:s/></text:span><text:span text:style-name="T4">has description</text:span></text:p>
              </text:list-item>
            </text:list>
          </draw:text-box>
        </draw:frame>
        <draw:frame draw:style-name="gr3" draw:text-style-name="P2" draw:layer="layout" svg:width="9.363cm" svg:height="4.049cm" svg:x="15.459cm" svg:y="7.954cm">
          <draw:text-box>
            <text:list text:style-name="L1">
              <text:list-item>
                <text:p><text:span text:style-name="T4"><text:s/></text:span><text:span text:style-name="T4">has writer</text:span></text:p>
              </text:list-item>
              <text:list-item>
                <text:p><text:span text:style-name="T4"><text:s/></text:span><text:span text:style-name="T4">has location</text:span></text:p>
              </text:list-item>
              <text:list-item>
                <text:p><text:span text:style-name="T4"><text:s/></text:span><text:span text:style-name="T4">has brand</text:span></text:p>
              </text:list-item>
            </text:list>
          </draw:text-box>
        </draw:frame>
        <draw:frame draw:style-name="gr3" draw:text-style-name="P2" draw:layer="layout" svg:width="24.016cm" svg:height="2.783cm" svg:x="1.391cm" svg:y="14.054cm">
          <draw:text-box>
            <text:p><text:span text:style-name="T4">Relations that target numbers (and literals in general) cannot be dealt with in the same w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8) Add processes to action relations</text:p>
          </draw:text-box>
        </draw:frame>
        <draw:frame presentation:style-name="pr2" draw:layer="layout" svg:width="25.199cm" svg:height="14.395cm" svg:x="1.4cm" svg:y="4.914cm" presentation:class="outline" presentation:user-transformed="true">
          <draw:text-box>
            <text:p>LORE provides a special meta-relation that enables to connect a relation with a (process) class. E.g.:</text:p>
            <text:p/>
            <text:p>Subject: <text:s text:c="3"/>URI:has-creator</text:p>
            <text:p>Predicate: LORE:relationHasTargetToOutput</text:p>
            <text:p>Object: <text:s text:c="5"/>URI:creating_proces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9) etc.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rd Blondé</meta:initial-creator>
    <meta:creation-date>2012-08-10T10:27:23.56</meta:creation-date>
    <dc:date>2012-08-13T11:15:13.44</dc:date>
    <dc:creator>Ward Blondé</dc:creator>
    <meta:editing-duration>PT4H15M55S</meta:editing-duration>
    <meta:editing-cycles>14</meta:editing-cycles>
    <meta:generator>OpenOffice.org/3.3$Win32 OpenOffice.org_project/330m20$Build-9567</meta:generator>
    <meta:document-statistic meta:object-count="70"/>
  </office:meta>
</office:document-meta>
</file>